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Heading_20_2">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Heading_20_2">
      <style:paragraph-properties fo:text-align="start" style:justify-single-word="fals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Table_20_Contents">
      <style:paragraph-properties fo:text-align="start" style:justify-single-word="false"/>
    </style:style>
    <style:style style:name="P31" style:family="paragraph" style:parent-style-name="Standard">
      <style:paragraph-properties fo:text-align="start" style:justify-single-word="false"/>
    </style:style>
    <style:style style:name="P32" style:family="paragraph" style:parent-style-name="Standard" style:list-style-name="L1">
      <style:paragraph-properties fo:text-align="start" style:justify-single-word="false"/>
    </style:style>
    <style:style style:name="P33" style:family="paragraph" style:parent-style-name="Standard" style:list-style-name="L1">
      <style:paragraph-properties fo:text-align="start" style:justify-single-word="false"/>
    </style:style>
    <style:style style:name="P34" style:family="paragraph" style:parent-style-name="Standard">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2">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7">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8">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9">
      <style:paragraph-properties fo:text-align="justify" style:justify-single-word="false"/>
    </style:style>
    <style:style style:name="P90" style:family="paragraph" style:parent-style-name="Standard" style:list-style-name="L9">
      <style:paragraph-properties fo:text-align="justify" style:justify-single-word="false"/>
    </style:style>
    <style:style style:name="P91" style:family="paragraph" style:parent-style-name="Standard" style:list-style-name="L11">
      <style:paragraph-properties fo:text-align="justify" style:justify-single-word="false"/>
    </style:style>
    <style:style style:name="P92" style:family="paragraph" style:parent-style-name="Standard" style:list-style-name="L11">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6"/>
    <style:style style:name="P97" style:family="paragraph" style:parent-style-name="Standard" style:list-style-name="L6"/>
    <style:style style:name="P98" style:family="paragraph" style:parent-style-name="Standard" style:list-style-name="L6"/>
    <style:style style:name="P99" style:family="paragraph" style:parent-style-name="Standard" style:list-style-name="L10"/>
    <style:style style:name="P100" style:family="paragraph" style:parent-style-name="Standard" style:list-style-name="L10"/>
    <style:style style:name="P101" style:family="paragraph" style:parent-style-name="Standard" style:list-style-name="L10"/>
    <style:style style:name="P102" style:family="paragraph" style:parent-style-name="Standard" style:list-style-name="L10"/>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27">Структура, под-проекти и пакети<text:tab/>5</text:p>
          <text:p text:style-name="P27">Database Model<text:tab/>7</text:p>
          <text:p text:style-name="P28">Global Unuque Id (GUID)<text:tab/>7</text:p>
          <text:p text:style-name="P28">Data_Object_Types<text:tab/>8</text:p>
          <text:p text:style-name="P28">Data Object Alteration History (do_alteration_history)<text:tab/>8</text:p>
          <text:p text:style-name="P28">Products<text:tab/>9</text:p>
          <text:p text:style-name="P28">Product Categories (product_categories)<text:tab/>11</text:p>
          <text:p text:style-name="P28">Product Suppliers (product_suppliers)<text:tab/>11</text:p>
          <text:p text:style-name="P28">Classifiers<text:tab/>12</text:p>
          <text:p text:style-name="P28">Classifier Groups (classifier_groups)<text:tab/>12</text:p>
          <text:p text:style-name="P28">Classified Objects (classified_objects)<text:tab/>13</text:p>
          <text:p text:style-name="P28">Warehouses<text:tab/>13</text:p>
          <text:p text:style-name="P28">Warehouse_Products<text:tab/>14</text:p>
          <text:p text:style-name="P28">Purchase Orders (purchase_orders)<text:tab/>15</text:p>
          <text:p text:style-name="P28">Purchase Order Items (purchase_order_items)<text:tab/>16</text:p>
          <text:p text:style-name="P28">Purchase Order Confirmations (purchase_order_confirmations)<text:tab/>16</text:p>
          <text:p text:style-name="P28">Delivery Certificates (delivery_certificates)<text:tab/>16</text:p>
          <text:p text:style-name="P28">Offers<text:tab/>16</text:p>
          <text:p text:style-name="P28">Offer items (offer_items)<text:tab/>16</text:p>
          <text:p text:style-name="P28">Proforma Invoices (proforma_invoices)<text:tab/>16</text:p>
          <text:p text:style-name="P28">Invoices<text:tab/>17</text:p>
          <text:p text:style-name="P28">Invoice Items (invoice_items)<text:tab/>17</text:p>
          <text:p text:style-name="P28">Organizations<text:tab/>17</text:p>
          <text:p text:style-name="P28">Persons<text:tab/>17</text:p>
          <text:p text:style-name="P28">Addresses<text:tab/>17</text:p>
          <text:p text:style-name="P28">Contact Details (contact_details)<text:tab/>17</text:p>
          <text:p text:style-name="P28">Bank Details (bank_details)<text:tab/>17</text:p>
          <text:p text:style-name="P28">Communications Details (communications_details)<text:tab/>17</text:p>
          <text:p text:style-name="P28">Countries<text:tab/>18</text:p>
          <text:p text:style-name="P28">Cities<text:tab/>18</text:p>
          <text:p text:style-name="P28">Фирмени длъжности<text:tab/>18</text:p>
          <text:p text:style-name="P28">Длъжностна иерархия<text:tab/>18</text:p>
          <text:p text:style-name="P28">Currencies<text:tab/>18</text:p>
          <text:p text:style-name="P28">Currency Exchange Rates<text:tab/>18</text:p>
          <text:p text:style-name="P28">Transport Types<text:tab/>18</text:p>
          <text:p text:style-name="P28">Product Configurations<text:tab/>18</text:p>
          <text:p text:style-name="P28">Users<text:tab/>19</text:p>
          <text:p text:style-name="P28">User Alternation History (users_alteration_history)<text:tab/>19</text:p>
          <text:p text:style-name="P27">JPA Beans<text:tab/>21</text:p>
          <text:p text:style-name="P28">Глобални уникални идентификатори (GUID)<text:tab/>21</text:p>
          <text:p text:style-name="P28">Версии на основните обекти при промяната им<text:tab/>21</text:p>
          <text:p text:style-name="P27">Потребителски графичен интерфейс<text:tab/>22</text:p>
          <text:p text:style-name="P28">Цялостна концепция<text:tab/>22</text:p>
          <text:p text:style-name="P28">Menus &amp; Popup Menus<text:tab/>22</text:p>
          <text:p text:style-name="P27">Модули и Форми<text:tab/>23</text:p>
          <text:p text:style-name="P28">Влизане в системата<text:tab/>23</text:p>
          <text:p text:style-name="P29"><text:soft-page-break/>Login Form<text:tab/>23</text:p>
          <text:p text:style-name="P29">New Registration Form<text:tab/>23</text:p>
          <text:p text:style-name="P29">Forgotten Password Form<text:tab/>24</text:p>
          <text:p text:style-name="P29">User Management Forms<text:tab/>24</text:p>
          <text:p text:style-name="P28">Contact Book<text:tab/>24</text:p>
          <text:p text:style-name="P29">Persons Form<text:tab/>24</text:p>
          <text:p text:style-name="P29">Organizations Form<text:tab/>24</text:p>
          <text:p text:style-name="P29">Addresses (Branches) Form<text:tab/>25</text:p>
          <text:p text:style-name="P28">Бизснес процеси и документо-поток<text:tab/>25</text:p>
          <text:p text:style-name="P29">Продажба на стоки<text:tab/>25</text:p>
          <text:p text:style-name="P29">Закупуване на стока директно от клиента<text:tab/>26</text:p>
          <text:p text:style-name="P29">Предаване на стока<text:tab/>27</text:p>
          <text:p text:style-name="P29">Плащания от клиенти<text:tab/>27</text:p>
          <text:p text:style-name="P29">Включване на оферти в завяки към доставчици<text:tab/>27</text:p>
          <text:p text:style-name="P29">Заявки към доставчици<text:tab/>27</text:p>
          <text:p text:style-name="P29">Плащания към доставчици<text:tab/>27</text:p>
          <text:p text:style-name="P29">Приемане на стока<text:tab/>27</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2">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ext:soft-page-break/>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6"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branch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oft-page-break/><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9"/>
          </table:table-cell>
          <table:table-cell table:style-name="Table8.D2" office:value-type="string">
            <text:p text:style-name="P24">Забележки</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order_number</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order_number</text:p>
          </table:table-cell>
          <table:table-cell table:style-name="Table9.A2" office:value-type="string">
            <text:p text:style-name="P24">int</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oft-page-break/><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ext:soft-page-break/>
        <table:table-row>
          <table:table-cell table:style-name="Table10.A2" office:value-type="string">
            <text:p text:style-name="P9">Data_Objec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
      <text:h text:style-name="P14"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5">Име на организацията;</text:p>
        </text:list-item>
        <text:list-item>
          <text:p text:style-name="P35">Тип на дружеството: ООД, АД и т.н.</text:p>
        </text:list-item>
        <text:list-item>
          <text:p text:style-name="P35">Данъчен номер;</text:p>
        </text:list-item>
        <text:list-item>
          <text:p text:style-name="P35">Булстат номер;</text:p>
        </text:list-item>
        <text:list-item>
          <text:p text:style-name="P35">Фирмено дело No/Година, съд, съдебен състав;</text:p>
        </text:list-item>
        <text:list-item>
          <text:p text:style-name="P35">Адрес по регистрация;</text:p>
        </text:list-item>
        <text:list-item>
          <text:p text:style-name="P35">Адрес по управление ако е различен от адрес по регистрация;</text:p>
        </text:list-item>
        <text:list-item>
          <text:p text:style-name="P35">Уставен капитал;</text:p>
        </text:list-item>
        <text:list-item>
          <text:p text:style-name="P35">Собственици;</text:p>
        </text:list-item>
        <text:list-item>
          <text:p text:style-name="P35">Управители с техните комуникационни данни (телефони, ел. Адреси и т.н.)</text:p>
        </text:list-item>
        <text:list-item>
          <text:p text:style-name="P35"><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6">Вид на връзката с тази организация: Служител, Търговски Клиент, Търговски Пътник, ...</text:p>
        </text:list-item>
        <text:list-item>
          <text:p text:style-name="P46">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6">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ext:soft-page-break/>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ext:soft-page-break/>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49">Popup Menu Left part (Tree);</text:p>
        </text:list-item>
        <text:list-item>
          <text:p text:style-name="P49">Popup Menu Right part (List/Table or another form);</text:p>
        </text:list-item>
        <text:list-item>
          <text:p text:style-name="P49">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5">Име на организацията;</text:p>
        </text:list-item>
        <text:list-item>
          <text:p text:style-name="P35">Тип на дружеството: ООД, АД и т.н.</text:p>
        </text:list-item>
        <text:list-item>
          <text:p text:style-name="P35">Данъчен номер;</text:p>
        </text:list-item>
        <text:list-item>
          <text:p text:style-name="P35">Булстат номер;</text:p>
        </text:list-item>
        <text:list-item>
          <text:p text:style-name="P35">Фирмено дело No/Година, съд, съдебен състав;</text:p>
        </text:list-item>
        <text:list-item>
          <text:p text:style-name="P35">Адрес по регистрация;</text:p>
        </text:list-item>
        <text:list-item>
          <text:p text:style-name="P35">Адрес по управление ако е различен от адрес по регистрация;</text:p>
        </text:list-item>
        <text:list-item>
          <text:p text:style-name="P35">Уставен капитал;</text:p>
        </text:list-item>
        <text:list-item>
          <text:p text:style-name="P35">Собственици;</text:p>
        </text:list-item>
        <text:list-item>
          <text:p text:style-name="P35">Управители с техните комуникационни данни (телефони, ел. Адреси и т.н.)</text:p>
        </text:list-item>
        <text:list-item>
          <text:p text:style-name="P35">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3">Вид на връзката с тази организация: Служител, Търговски Клиент, Търговски Пътник, ...</text:p>
        </text:list-item>
        <text:list-item>
          <text:p text:style-name="P63">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3">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6">Форма за одобрение на нова организация;</text:p>
        </text:list-item>
        <text:list-item>
          <text:p text:style-name="P96">Форма за одобрение на членство в организация;</text:p>
        </text:list-item>
        <text:list-item>
          <text:p text:style-name="P96">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6">Business Process Execution Language (BPEL);</text:p>
        </text:list-item>
        <text:list-item>
          <text:p text:style-name="P66">Java Message Service (JMS) API;</text:p>
        </text:list-item>
        <text:list-item>
          <text:p text:style-name="P66">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69">Създаване на оферта от служител на фирмата за клиент А;</text:p>
        </text:list-item>
        <text:list-item>
          <text:p text:style-name="P69">Изпращане на офертата към клиент А (email, факс, принтиране и т.н.);</text:p>
        </text:list-item>
        <text:list-item>
          <text:p text:style-name="P69">Клиента иска промени по офертата. Връщане към точка 1.</text:p>
        </text:list-item>
        <text:list-item>
          <text:p text:style-name="P69">Клиента одобрява офертата.</text:p>
        </text:list-item>
        <text:list-item>
          <text:p text:style-name="P69">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69">В Проформа-Фактурата се определя вида на плащане.</text:p>
        </text:list-item>
        <text:list-item>
          <text:p text:style-name="P69">При авансово плащане (в брой или по банков път):</text:p>
        </text:list-item>
        <text:list-item>
          <text:p text:style-name="P69">Изпращане на Проформа-Фактура към клиент А (email, факс, принтиране и т.н.);</text:p>
        </text:list-item>
        <text:list-item>
          <text:p text:style-name="P69">Складовите количествата се запазват за определен срок;</text:p>
        </text:list-item>
        <text:list-item>
          <text:p text:style-name="P69">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69">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69">Ако се получи плащане, стоката се премества в колона закупена и неполучена стока.</text:p>
        </text:list-item>
        <text:list-item>
          <text:p text:style-name="P69">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69">Стоката се предава на клиента на място, по куриер или друг начин.</text:p>
        </text:list-item>
        <text:list-item>
          <text:p text:style-name="P69">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69">Изпращане на Фактура към клиент А (email, факс, принтиране и т.н.);</text:p>
        </text:list-item>
        <text:list-item>
          <text:p text:style-name="P69">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69">Стоката се премества в колона закупена и неполучена стока.</text:p>
        </text:list-item>
        <text:list-item>
          <text:p text:style-name="P69">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69">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89">Клиента влиза в системата, чрез потребителското си име и парола;</text:p>
        </text:list-item>
        <text:list-item>
          <text:p text:style-name="P89">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99">Purchase order</text:p>
        </text:list-item>
        <text:list-item>
          <text:p text:style-name="P99">Picking Instruction</text:p>
        </text:list-item>
        <text:list-item>
          <text:p text:style-name="P99">Packing Instruction</text:p>
        </text:list-item>
        <text:list-item>
          <text:p text:style-name="P99">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1">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1">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1">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1">Цена по себестойност – това е цената в която към покупната цена се добавят всички разходи като транспорт, мита, данъци и т.н.</text:p>
        </text:list-item>
        <text:list-item>
          <text:p text:style-name="P91">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2">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2-29T13:53:07</dc:date>
    <meta:editing-cycles>1087</meta:editing-cycles>
    <meta:editing-duration>P2DT22H4M30S</meta:editing-duration>
    <meta:user-defined meta:name="Info 1"/>
    <meta:user-defined meta:name="Info 2"/>
    <meta:user-defined meta:name="Info 3"/>
    <meta:user-defined meta:name="Info 4"/>
    <meta:document-statistic meta:table-count="25" meta:image-count="0" meta:object-count="0" meta:page-count="37" meta:paragraph-count="1175" meta:word-count="8064" meta:character-count="52080"/>
  </office:meta>
</office:document-meta>
</file>